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Consolas, 'Courier New', monospace"/>
  </office:font-face-decls>
  <office:automatic-styles>
    <style:style style:name="P1" style:family="paragraph" style:parent-style-name="Standard">
      <style:text-properties officeooo:rsid="000a8691" officeooo:paragraph-rsid="000a8691"/>
    </style:style>
    <style:style style:name="P2" style:family="paragraph" style:parent-style-name="Standard">
      <style:text-properties officeooo:rsid="000afb2b" officeooo:paragraph-rsid="000afb2b"/>
    </style:style>
    <style:style style:name="P3" style:family="paragraph" style:parent-style-name="Standard" style:list-style-name="L1">
      <style:text-properties officeooo:paragraph-rsid="000afb2b"/>
    </style:style>
    <style:style style:name="P4" style:family="paragraph" style:parent-style-name="Standard" style:list-style-name="L1">
      <style:text-properties officeooo:rsid="000c323b" officeooo:paragraph-rsid="000d003a"/>
    </style:style>
    <style:style style:name="P5" style:family="paragraph" style:parent-style-name="Standard" style:list-style-name="L1">
      <style:text-properties officeooo:rsid="000d003a" officeooo:paragraph-rsid="000d003a"/>
    </style:style>
    <style:style style:name="P6" style:family="paragraph" style:parent-style-name="Standard" style:list-style-name="L1">
      <style:text-properties officeooo:rsid="000d2583" officeooo:paragraph-rsid="000d2583"/>
    </style:style>
    <style:style style:name="T1" style:family="text">
      <style:text-properties officeooo:rsid="000afb2b"/>
    </style:style>
    <style:style style:name="T2" style:family="text">
      <style:text-properties officeooo:rsid="000d003a"/>
    </style:style>
    <style:style style:name="T3" style:family="text">
      <style:text-properties officeooo:rsid="000d258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text:span text:style-name="T1">Pr</text:span>e-processing for <text:span text:style-name="T1">interview dataset</text:span></text:p>
      <text:p text:style-name="P1"/>
      <text:list xml:id="list2783189594" text:style-name="L1">
        <text:list-item>
          <text:p text:style-name="P3"><text:span text:style-name="T1">The latitude, longitude and other columns related to it since precise location doesn’t seem the most important thing.</text:span></text:p>
        </text:list-item>
        <text:list-item>
          <text:p text:style-name="P4">Date is dropped since <text:span text:style-name="T2">it is not important</text:span></text:p>
        </text:list-item>
        <text:list-item>
          <text:p text:style-name="P4"><text:span text:style-name="T2">To make it easier for interpretation and viz we decided to change string characters to numeric</text:span></text:p>
        </text:list-item>
        <text:list-item>
          <text:p text:style-name="P5">All unique values in columns are taken into account for the changes</text:p>
        </text:list-item>
        <text:list-item>
          <text:p text:style-name="P5">'precision source person (Autorities, NGO, expert, other) has ONG as a unique value. It is kept as it is.</text:p>
        </text:list-item>
        <text:list-item>
          <text:p text:style-name="P5">Most of the columns where it was possible to change the text to numbers has been alongside cleaning of the dataset, for eg in column (precision source person (Autorities, NGO, expert, other)) there were multiple entries with spelling mistake and <text:span text:style-name="T3">case sensitive. All of this has been replaced by numeric data.</text:span></text:p>
        </text:list-item>
        <text:list-item>
          <text:p text:style-name="P6">The viz we thought was precision migrant (migrant,refugee, asylum seeker) with NGO who helped. It will be interesting to see which NGO helped which migrant or didn’t help. <text:s/></text:p>
        </text:list-item>
      </text:list>
      <text:p text:style-name="P2"><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Consolas,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18:16:47.092293467</meta:creation-date>
    <dc:date>2022-11-10T14:22:01.400723299</dc:date>
    <meta:editing-duration>PT3M28S</meta:editing-duration>
    <meta:editing-cycles>1</meta:editing-cycles>
    <meta:document-statistic meta:table-count="0" meta:image-count="0" meta:object-count="0" meta:page-count="1" meta:paragraph-count="9" meta:word-count="164" meta:character-count="955" meta:non-whitespace-character-count="802"/>
    <meta:generator>LibreOffice/7.3.6.2$Linux_X86_64 LibreOffice_project/30$Build-2</meta:generator>
  </office:meta>
</office:document-meta>
</file>